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889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55cm" fo:min-width="0.408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548cm" fo:min-width="0.438cm" fo:padding-top="0.151cm" fo:padding-bottom="0.151cm" fo:padding-left="0.276cm" fo:padding-right="0.276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85cm" fo:min-width="1.2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000000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fo:min-height="0.945cm"/>
    </style:style>
    <style:style style:name="gr9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fo:min-height="1.074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5.215cm" fo:min-width="30.063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53cm" fo:min-width="0.407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55cm" fo:min-width="0.407cm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fo:min-height="0.712cm"/>
    </style:style>
    <style:style style:name="gr15" style:family="graphic" style:parent-style-name="standard">
      <style:graphic-properties draw:stroke="none" svg:stroke-color="#000000" draw:fill="none" draw:fill-color="#ffffff" fo:min-height="1.389cm"/>
    </style:style>
    <style:style style:name="gr16" style:family="graphic" style:parent-style-name="objectwithoutfill">
      <style:graphic-properties svg:stroke-color="#ff6600" draw:fill="none" draw:textarea-vertical-align="middle"/>
    </style:style>
    <style:style style:name="gr17" style:family="graphic" style:parent-style-name="standard">
      <style:graphic-properties svg:stroke-color="#ff6600" draw:fill-color="#ff6600" draw:textarea-horizontal-align="justify" draw:textarea-vertical-align="middle" draw:auto-grow-height="false" fo:min-height="0cm" fo:min-width="0cm"/>
    </style:style>
    <style:style style:name="gr18" style:family="graphic" style:parent-style-name="objectwithoutfill">
      <style:graphic-properties svg:stroke-width="0.035cm" svg:stroke-color="#6666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svg:stroke-color="#6666ff" draw:fill-color="#6666ff" draw:textarea-horizontal-align="justify" draw:textarea-vertical-align="middle" draw:auto-grow-height="false" fo:min-height="0cm" fo:min-width="0cm"/>
    </style:style>
    <style:style style:name="P1" style:family="paragraph">
      <loext:graphic-properties draw:fill="none" draw:fill-color="#ffffff"/>
      <style:text-properties fo:font-size="24pt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text-properties fo:color="#004586" fo:font-size="24pt" fo:font-weight="bold"/>
    </style:style>
    <style:style style:name="P6" style:family="paragraph">
      <loext:graphic-properties draw:fill="none"/>
      <style:paragraph-properties fo:text-align="center"/>
      <style:text-properties fo:font-size="24pt"/>
    </style:style>
    <style:style style:name="P7" style:family="paragraph">
      <loext:graphic-properties draw:fill="none" draw:fill-color="#ffffff"/>
      <style:text-properties fo:color="#004586" fo:font-size="24pt" fo:font-weight="bold" fo:background-color="#fff200"/>
    </style:style>
    <style:style style:name="P8" style:family="paragraph">
      <loext:graphic-properties draw:fill="none" draw:fill-color="#ffffff"/>
      <style:text-properties fo:color="#000000" fo:font-size="24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="none" draw:fill-color="#ffffff"/>
      <style:text-properties fo:color="#ff3333" fo:font-size="24pt" fo:font-weight="bold"/>
    </style:style>
    <style:style style:name="P11" style:family="paragraph">
      <loext:graphic-properties draw:fill-color="#ff6600"/>
      <style:paragraph-properties fo:text-align="center"/>
    </style:style>
    <style:style style:name="P12" style:family="paragraph">
      <loext:graphic-properties draw:fill-color="#6666ff"/>
      <style:paragraph-properties fo:text-align="center"/>
    </style:style>
    <style:style style:name="T1" style:family="text">
      <style:text-properties fo:font-size="24pt"/>
    </style:style>
    <style:style style:name="T2" style:family="text">
      <style:text-properties fo:color="#004586" fo:font-size="24pt" fo:font-weight="bold"/>
    </style:style>
    <style:style style:name="T3" style:family="text">
      <style:text-properties fo:color="#004586" fo:font-size="24pt" fo:font-weight="bold" fo:background-color="#fff200"/>
    </style:style>
    <style:style style:name="T4" style:family="text">
      <style:text-properties fo:color="#000000" fo:font-size="24pt"/>
    </style:style>
    <style:style style:name="T5" style:family="text">
      <style:text-properties fo:font-size="18pt"/>
    </style:style>
    <style:style style:name="T6" style:family="text">
      <style:text-properties fo:color="#ff3333" fo:font-size="2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4.9cm" svg:height="2.139cm" svg:x="35.574cm" svg:y="12.675cm">
          <draw:text-box>
            <text:p><text:span text:style-name="T1">dtag(3 seg)</text:span></text:p>
          </draw:text-box>
        </draw:frame>
        <draw:g>
          <draw:g>
            <draw:custom-shape draw:style-name="gr2" draw:text-style-name="P2" draw:layer="layout" svg:width="1.12cm" svg:height="1.341cm" draw:transform="skewX (0.000698131700797732) rotate (0.000174532925199433) translate (33.564cm 12.463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3" draw:text-style-name="P2" draw:layer="layout" svg:width="1.4cm" svg:height="1.2cm" draw:transform="rotate (1.56398954271212) translate (32.784cm 13.85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1.7cm" svg:height="1.1cm" draw:transform="rotate (1.56398954271212) translate (32.483cm 13.948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" draw:text-style-name="P2" draw:layer="layout" svg:width="0.249cm" svg:height="0.203cm" svg:x="34.682cm" svg:y="13.0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32.233cm" svg:y1="13.45cm" svg:x2="32.233cm" svg:y2="12.145cm">
            <text:p/>
          </draw:line>
          <draw:line draw:style-name="gr6" draw:text-style-name="P3" draw:layer="layout" svg:x1="32.283cm" svg:y1="13.448cm" svg:x2="33.883cm" svg:y2="13.448cm">
            <text:p/>
          </draw:line>
          <draw:custom-shape draw:style-name="gr7" draw:text-style-name="P4" draw:layer="layout" svg:width="0.248cm" svg:height="0.248cm" svg:x="32.099cm" svg:y="12.1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2" draw:text-style-name="P2" draw:layer="layout" svg:width="1.12cm" svg:height="1.341cm" draw:transform="skewX (0.000698131700797732) rotate (0.000174532925199433) translate (33.564cm 10.176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3" draw:text-style-name="P2" draw:layer="layout" svg:width="1.4cm" svg:height="1.2cm" draw:transform="rotate (1.56398954271212) translate (32.784cm 11.56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1.7cm" svg:height="1.1cm" draw:transform="rotate (1.56398954271212) translate (32.483cm 11.661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" draw:text-style-name="P2" draw:layer="layout" svg:width="0.249cm" svg:height="0.203cm" svg:x="34.682cm" svg:y="10.8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32.233cm" svg:y1="11.163cm" svg:x2="32.233cm" svg:y2="9.858cm">
            <text:p/>
          </draw:line>
          <draw:line draw:style-name="gr6" draw:text-style-name="P3" draw:layer="layout" svg:x1="32.283cm" svg:y1="11.161cm" svg:x2="33.883cm" svg:y2="11.161cm">
            <text:p/>
          </draw:line>
          <draw:custom-shape draw:style-name="gr7" draw:text-style-name="P4" draw:layer="layout" svg:width="0.248cm" svg:height="0.248cm" svg:x="32.099cm" svg:y="9.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" draw:text-style-name="P3" draw:layer="layout" svg:x1="33.083cm" svg:y1="10.661cm" svg:x2="33.983cm" svg:y2="10.661cm">
          <text:p/>
        </draw:line>
        <draw:line draw:style-name="gr6" draw:text-style-name="P3" draw:layer="layout" svg:x1="33.083cm" svg:y1="13.061cm" svg:x2="33.983cm" svg:y2="13.061cm">
          <text:p/>
        </draw:line>
        <draw:custom-shape draw:style-name="gr7" draw:text-style-name="P4" draw:layer="layout" svg:width="0.248cm" svg:height="0.248cm" svg:x="32.999cm" svg:y="10.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34.783cm" svg:y1="10.923cm" svg:x2="35.683cm" svg:y2="10.923cm">
          <text:p/>
        </draw:line>
        <draw:line draw:style-name="gr6" draw:text-style-name="P3" draw:layer="layout" svg:x1="34.783cm" svg:y1="13.323cm" svg:x2="35.683cm" svg:y2="13.323cm">
          <text:p/>
        </draw:line>
        <draw:frame draw:style-name="gr8" draw:text-style-name="P5" draw:layer="layout" svg:width="0.893cm" svg:height="1.195cm" svg:x="36.984cm" svg:y="11.162cm">
          <draw:text-box>
            <text:p><text:span text:style-name="T2">0</text:span></text:p>
          </draw:text-box>
        </draw:frame>
        <draw:frame draw:style-name="gr8" draw:text-style-name="P5" draw:layer="layout" svg:width="0.893cm" svg:height="1.195cm" svg:x="36.984cm" svg:y="13.463cm">
          <draw:text-box>
            <text:p><text:span text:style-name="T2">0</text:span></text:p>
          </draw:text-box>
        </draw:frame>
        <draw:line draw:style-name="gr9" draw:text-style-name="P6" draw:layer="layout" svg:x1="35.784cm" svg:y1="10.461cm" svg:x2="39.883cm" svg:y2="10.461cm">
          <text:p/>
        </draw:line>
        <draw:frame draw:style-name="gr1" draw:text-style-name="P1" draw:layer="layout" svg:width="4.9cm" svg:height="2.139cm" svg:x="35.574cm" svg:y="10.374cm">
          <draw:text-box>
            <text:p><text:span text:style-name="T1">dtag(3 seg)</text:span></text:p>
          </draw:text-box>
        </draw:frame>
        <draw:frame draw:style-name="gr1" draw:text-style-name="P1" draw:layer="layout" svg:width="4.9cm" svg:height="2.139cm" svg:x="18.9cm" svg:y="12.501cm">
          <draw:text-box>
            <text:p><text:span text:style-name="T1">dtag(1 seg)</text:span></text:p>
          </draw:text-box>
        </draw:frame>
        <draw:frame draw:style-name="gr1" draw:text-style-name="P1" draw:layer="layout" svg:width="4.9cm" svg:height="2.139cm" svg:x="27.587cm" svg:y="12.488cm">
          <draw:text-box>
            <text:p><text:span text:style-name="T1">dtag(2 seg)</text:span></text:p>
          </draw:text-box>
        </draw:frame>
        <draw:g>
          <draw:g>
            <draw:custom-shape draw:style-name="gr2" draw:text-style-name="P2" draw:layer="layout" svg:width="1.12cm" svg:height="1.341cm" draw:transform="skewX (0.000698131700797732) rotate (0.000174532925199433) translate (25.577cm 12.476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3" draw:text-style-name="P2" draw:layer="layout" svg:width="1.4cm" svg:height="1.2cm" draw:transform="rotate (1.56398954271212) translate (24.797cm 13.86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1.7cm" svg:height="1.1cm" draw:transform="rotate (1.56398954271212) translate (24.496cm 13.961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" draw:text-style-name="P2" draw:layer="layout" svg:width="0.249cm" svg:height="0.203cm" svg:x="26.695cm" svg:y="13.1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4.246cm" svg:y1="13.463cm" svg:x2="24.246cm" svg:y2="12.158cm">
            <text:p/>
          </draw:line>
          <draw:line draw:style-name="gr6" draw:text-style-name="P3" draw:layer="layout" svg:x1="24.296cm" svg:y1="13.461cm" svg:x2="25.896cm" svg:y2="13.461cm">
            <text:p/>
          </draw:line>
          <draw:custom-shape draw:style-name="gr7" draw:text-style-name="P4" draw:layer="layout" svg:width="0.248cm" svg:height="0.248cm" svg:x="24.112cm" svg:y="12.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2" draw:text-style-name="P2" draw:layer="layout" svg:width="1.12cm" svg:height="1.341cm" draw:transform="skewX (0.000698131700797732) rotate (0.000174532925199433) translate (25.577cm 10.189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3" draw:text-style-name="P2" draw:layer="layout" svg:width="1.4cm" svg:height="1.2cm" draw:transform="rotate (1.56398954271212) translate (24.797cm 11.57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1.7cm" svg:height="1.1cm" draw:transform="rotate (1.56398954271212) translate (24.496cm 11.674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" draw:text-style-name="P2" draw:layer="layout" svg:width="0.249cm" svg:height="0.203cm" svg:x="26.695cm" svg:y="10.8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4.246cm" svg:y1="11.176cm" svg:x2="24.246cm" svg:y2="9.871cm">
            <text:p/>
          </draw:line>
          <draw:line draw:style-name="gr6" draw:text-style-name="P3" draw:layer="layout" svg:x1="24.296cm" svg:y1="11.174cm" svg:x2="25.896cm" svg:y2="11.174cm">
            <text:p/>
          </draw:line>
          <draw:custom-shape draw:style-name="gr7" draw:text-style-name="P4" draw:layer="layout" svg:width="0.248cm" svg:height="0.248cm" svg:x="24.112cm" svg:y="9.8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" draw:text-style-name="P3" draw:layer="layout" svg:x1="25.096cm" svg:y1="10.674cm" svg:x2="25.996cm" svg:y2="10.674cm">
          <text:p/>
        </draw:line>
        <draw:line draw:style-name="gr6" draw:text-style-name="P3" draw:layer="layout" svg:x1="25.096cm" svg:y1="13.074cm" svg:x2="25.996cm" svg:y2="13.074cm">
          <text:p/>
        </draw:line>
        <draw:custom-shape draw:style-name="gr7" draw:text-style-name="P4" draw:layer="layout" svg:width="0.248cm" svg:height="0.248cm" svg:x="25.012cm" svg:y="10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26.796cm" svg:y1="10.936cm" svg:x2="27.696cm" svg:y2="10.936cm">
          <text:p/>
        </draw:line>
        <draw:line draw:style-name="gr6" draw:text-style-name="P3" draw:layer="layout" svg:x1="26.796cm" svg:y1="13.336cm" svg:x2="27.696cm" svg:y2="13.336cm">
          <text:p/>
        </draw:line>
        <draw:frame draw:style-name="gr1" draw:text-style-name="P7" draw:layer="layout" svg:width="1.503cm" svg:height="2.139cm" svg:x="28.997cm" svg:y="10.975cm">
          <draw:text-box>
            <text:p><text:span text:style-name="T3"><text:s/></text:span><text:span text:style-name="T3">0 <text:s/></text:span></text:p>
          </draw:text-box>
        </draw:frame>
        <draw:frame draw:style-name="gr10" draw:text-style-name="P7" draw:layer="layout" svg:width="1.703cm" svg:height="1.324cm" svg:x="28.997cm" svg:y="13.276cm">
          <draw:text-box>
            <text:p><text:span text:style-name="T3"><text:s/></text:span><text:span text:style-name="T3">1 </text:span></text:p>
          </draw:text-box>
        </draw:frame>
        <draw:line draw:style-name="gr9" draw:text-style-name="P6" draw:layer="layout" svg:x1="27.797cm" svg:y1="10.274cm" svg:x2="31.896cm" svg:y2="10.274cm">
          <text:p/>
        </draw:line>
        <draw:frame draw:style-name="gr1" draw:text-style-name="P8" draw:layer="layout" svg:width="4.9cm" svg:height="2.139cm" svg:x="27.587cm" svg:y="10.187cm">
          <draw:text-box>
            <text:p><text:span text:style-name="T4">dtag(2 seg)</text:span></text:p>
          </draw:text-box>
        </draw:frame>
        <draw:g>
          <draw:g>
            <draw:custom-shape draw:style-name="gr2" draw:text-style-name="P2" draw:layer="layout" svg:width="1.12cm" svg:height="1.341cm" draw:transform="skewX (0.000698131700797732) rotate (0.000174532925199433) translate (7.181cm 12.502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3" draw:text-style-name="P2" draw:layer="layout" svg:width="1.4cm" svg:height="1.2cm" draw:transform="rotate (1.56398954271212) translate (6.401cm 13.8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1.7cm" svg:height="1.1cm" draw:transform="rotate (1.56398954271212) translate (6.1cm 13.987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" draw:text-style-name="P2" draw:layer="layout" svg:width="0.249cm" svg:height="0.203cm" svg:x="8.299cm" svg:y="13.1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5.85cm" svg:y1="13.489cm" svg:x2="5.85cm" svg:y2="12.184cm">
            <text:p/>
          </draw:line>
          <draw:line draw:style-name="gr6" draw:text-style-name="P3" draw:layer="layout" svg:x1="5.9cm" svg:y1="13.487cm" svg:x2="7.5cm" svg:y2="13.487cm">
            <text:p/>
          </draw:line>
          <draw:custom-shape draw:style-name="gr7" draw:text-style-name="P4" draw:layer="layout" svg:width="0.248cm" svg:height="0.248cm" svg:x="5.716cm" svg:y="12.1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2" draw:text-style-name="P2" draw:layer="layout" svg:width="1.12cm" svg:height="1.341cm" draw:transform="skewX (0.000698131700797732) rotate (0.000174532925199433) translate (7.181cm 10.215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3" draw:text-style-name="P2" draw:layer="layout" svg:width="1.4cm" svg:height="1.2cm" draw:transform="rotate (1.56398954271212) translate (6.401cm 11.60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1.7cm" svg:height="1.1cm" draw:transform="rotate (1.56398954271212) translate (6.1cm 11.7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" draw:text-style-name="P2" draw:layer="layout" svg:width="0.249cm" svg:height="0.203cm" svg:x="8.299cm" svg:y="10.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5.85cm" svg:y1="11.202cm" svg:x2="5.85cm" svg:y2="9.897cm">
            <text:p/>
          </draw:line>
          <draw:line draw:style-name="gr6" draw:text-style-name="P3" draw:layer="layout" svg:x1="5.9cm" svg:y1="11.2cm" svg:x2="7.5cm" svg:y2="11.2cm">
            <text:p/>
          </draw:line>
          <draw:custom-shape draw:style-name="gr7" draw:text-style-name="P4" draw:layer="layout" svg:width="0.248cm" svg:height="0.248cm" svg:x="5.716cm" svg:y="9.8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1" draw:text-style-name="P2" draw:layer="layout" svg:width="30.615cm" svg:height="5.517cm" svg:x="5.385cm" svg:y="1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2cm" svg:height="1.341cm" draw:transform="skewX (0.000698131700797731) rotate (-1.56381500978692) translate (33.771cm 5.178cm)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2" draw:text-style-name="P2" draw:layer="layout" svg:width="1.119cm" svg:height="1.339cm" draw:transform="skewX (0.000698131700797732) rotate (-1.56381500978692) translate (25.736cm 5.222cm)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3" draw:text-style-name="P2" draw:layer="layout" svg:width="1.119cm" svg:height="1.341cm" draw:transform="rotate (-1.56381500978692) translate (16.912cm 5.261cm)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2" draw:text-style-name="P2" draw:layer="layout" svg:width="1.12cm" svg:height="1.341cm" draw:transform="skewX (0.000698131700797731) rotate (-1.56381500978692) translate (7.379cm 5.304cm)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line draw:style-name="gr6" draw:text-style-name="P3" draw:layer="layout" svg:x1="16.2cm" svg:y1="6.571cm" svg:x2="16.2cm" svg:y2="8.5cm">
          <text:p/>
        </draw:line>
        <draw:line draw:style-name="gr6" draw:text-style-name="P3" draw:layer="layout" svg:x1="25.1cm" svg:y1="6.571cm" svg:x2="25.1cm" svg:y2="8.5cm">
          <text:p/>
        </draw:line>
        <draw:line draw:style-name="gr6" draw:text-style-name="P3" draw:layer="layout" svg:x1="33.1cm" svg:y1="6.543cm" svg:x2="33.1cm" svg:y2="8.472cm">
          <text:p/>
        </draw:line>
        <draw:frame draw:style-name="gr14" draw:text-style-name="P9" draw:layer="layout" svg:width="2.3cm" svg:height="0.962cm" svg:x="4.5cm" svg:y="6.838cm">
          <draw:text-box>
            <text:p><text:span text:style-name="T5">SVS 0</text:span></text:p>
          </draw:text-box>
        </draw:frame>
        <draw:line draw:style-name="gr6" draw:text-style-name="P3" draw:layer="layout" svg:x1="4.3cm" svg:y1="1.692cm" svg:x2="32.404cm" svg:y2="1.692cm">
          <text:p/>
        </draw:line>
        <draw:line draw:style-name="gr6" draw:text-style-name="P3" draw:layer="layout" svg:x1="4.3cm" svg:y1="2.534cm" svg:x2="33.6cm" svg:y2="2.534cm">
          <text:p/>
        </draw:line>
        <draw:line draw:style-name="gr6" draw:text-style-name="P3" draw:layer="layout" svg:x1="4.3cm" svg:y1="3.843cm" svg:x2="24.781cm" svg:y2="3.843cm">
          <text:p/>
        </draw:line>
        <draw:line draw:style-name="gr6" draw:text-style-name="P3" draw:layer="layout" svg:x1="4.3cm" svg:y1="4.935cm" svg:x2="16.708cm" svg:y2="4.935cm">
          <text:p/>
        </draw:line>
        <draw:frame draw:style-name="gr1" draw:text-style-name="P1" draw:layer="layout" svg:width="2.934cm" svg:height="2.139cm" svg:x="1.366cm" svg:y="1.1cm">
          <draw:text-box>
            <text:p><text:span text:style-name="T1">dtag 0</text:span></text:p>
          </draw:text-box>
        </draw:frame>
        <draw:frame draw:style-name="gr1" draw:text-style-name="P1" draw:layer="layout" svg:width="2.934cm" svg:height="2.139cm" svg:x="1.366cm" svg:y="1.9cm">
          <draw:text-box>
            <text:p><text:span text:style-name="T1">dtag 1</text:span></text:p>
          </draw:text-box>
        </draw:frame>
        <draw:frame draw:style-name="gr1" draw:text-style-name="P1" draw:layer="layout" svg:width="2.934cm" svg:height="2.139cm" svg:x="1.366cm" svg:y="3.5cm">
          <draw:text-box>
            <text:p><text:span text:style-name="T1">dtag 0</text:span></text:p>
          </draw:text-box>
        </draw:frame>
        <draw:frame draw:style-name="gr1" draw:text-style-name="P1" draw:layer="layout" svg:width="2.934cm" svg:height="2.139cm" svg:x="1.366cm" svg:y="4.4cm">
          <draw:text-box>
            <text:p><text:span text:style-name="T1">dtag 1</text:span></text:p>
          </draw:text-box>
        </draw:frame>
        <draw:line draw:style-name="gr9" draw:text-style-name="P6" draw:layer="layout" svg:x1="1.684cm" svg:y1="3.7cm" svg:x2="3.981cm" svg:y2="3.7cm">
          <text:p/>
        </draw:line>
        <draw:line draw:style-name="gr9" draw:text-style-name="P6" draw:layer="layout" svg:x1="1.684cm" svg:y1="4.7cm" svg:x2="3.981cm" svg:y2="4.7cm">
          <text:p/>
        </draw:line>
        <draw:line draw:style-name="gr6" draw:text-style-name="P3" draw:layer="layout" svg:x1="6.303cm" svg:y1="3.886cm" svg:x2="6.303cm" svg:y2="5.304cm">
          <text:p/>
        </draw:line>
        <draw:custom-shape draw:style-name="gr7" draw:text-style-name="P4" draw:layer="layout" svg:width="0.248cm" svg:height="0.25cm" svg:x="6.179cm" svg:y="3.7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24.661cm" svg:y1="3.852cm" svg:x2="24.661cm" svg:y2="5.27cm">
          <text:p/>
        </draw:line>
        <draw:custom-shape draw:style-name="gr7" draw:text-style-name="P4" draw:layer="layout" svg:width="0.251cm" svg:height="0.252cm" svg:x="24.536cm" svg:y="3.7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6.657cm" svg:y1="4.9cm" svg:x2="16.657cm" svg:y2="5.305cm">
          <text:p/>
        </draw:line>
        <draw:custom-shape draw:style-name="gr7" draw:text-style-name="P4" draw:layer="layout" svg:width="0.25cm" svg:height="0.248cm" svg:x="16.533cm" svg:y="4.7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7.138cm" svg:y1="4.9cm" svg:x2="7.138cm" svg:y2="5.305cm">
          <text:p/>
        </draw:line>
        <draw:custom-shape draw:style-name="gr7" draw:text-style-name="P4" draw:layer="layout" svg:width="0.248cm" svg:height="0.248cm" svg:x="7.015cm" svg:y="4.7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5.906cm" svg:y1="1.7cm" svg:x2="15.906cm" svg:y2="5.222cm">
          <text:p/>
        </draw:line>
        <draw:custom-shape draw:style-name="gr7" draw:text-style-name="P4" draw:layer="layout" svg:width="0.247cm" svg:height="0.25cm" svg:x="15.784cm" svg:y="1.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32.681cm" svg:y1="1.7cm" svg:x2="32.681cm" svg:y2="5.222cm">
          <text:p/>
        </draw:line>
        <draw:custom-shape draw:style-name="gr7" draw:text-style-name="P4" draw:layer="layout" svg:width="0.252cm" svg:height="0.25cm" svg:x="32.556cm" svg:y="1.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25.494cm" svg:y1="5.222cm" svg:x2="25.494cm" svg:y2="2.6cm">
          <text:p/>
        </draw:line>
        <draw:custom-shape draw:style-name="gr7" draw:text-style-name="P4" draw:layer="layout" svg:width="0.25cm" svg:height="0.251cm" svg:x="25.371cm" svg:y="2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33.516cm" svg:y1="5.223cm" svg:x2="33.516cm" svg:y2="2.601cm">
          <text:p/>
        </draw:line>
        <draw:custom-shape draw:style-name="gr7" draw:text-style-name="P4" draw:layer="layout" svg:width="0.251cm" svg:height="0.249cm" svg:x="33.391cm" svg:y="2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" draw:layer="layout" svg:width="6.6cm" svg:height="1.195cm" svg:x="17.8cm" svg:y="-0.1cm">
          <draw:text-box>
            <text:p><text:span text:style-name="T1">SVS Decorder</text:span></text:p>
          </draw:text-box>
        </draw:frame>
        <draw:frame draw:style-name="gr8" draw:text-style-name="P10" draw:layer="layout" svg:width="0.893cm" svg:height="1.195cm" svg:x="0.6cm" svg:y="1.1cm">
          <draw:text-box>
            <text:p><text:span text:style-name="T6">0</text:span></text:p>
          </draw:text-box>
        </draw:frame>
        <draw:frame draw:style-name="gr8" draw:text-style-name="P10" draw:layer="layout" svg:width="0.893cm" svg:height="1.195cm" svg:x="0.6cm" svg:y="1.9cm">
          <draw:text-box>
            <text:p><text:span text:style-name="T6">1</text:span></text:p>
          </draw:text-box>
        </draw:frame>
        <draw:frame draw:style-name="gr8" draw:text-style-name="P10" draw:layer="layout" svg:width="0.893cm" svg:height="1.195cm" svg:x="0.6cm" svg:y="3.4cm">
          <draw:text-box>
            <text:p><text:span text:style-name="T6">1</text:span></text:p>
          </draw:text-box>
        </draw:frame>
        <draw:frame draw:style-name="gr8" draw:text-style-name="P10" draw:layer="layout" svg:width="0.893cm" svg:height="1.195cm" svg:x="0.6cm" svg:y="4.5cm">
          <draw:text-box>
            <text:p><text:span text:style-name="T6">0</text:span></text:p>
          </draw:text-box>
        </draw:frame>
        <draw:frame draw:style-name="gr8" draw:text-style-name="P10" draw:layer="layout" svg:width="0.736cm" svg:height="1.195cm" svg:x="5.2cm" svg:y="7.405cm">
          <draw:text-box>
            <text:p><text:span text:style-name="T6">1</text:span></text:p>
          </draw:text-box>
        </draw:frame>
        <draw:frame draw:style-name="gr8" draw:text-style-name="P10" draw:layer="layout" svg:width="0.736cm" svg:height="1.195cm" svg:x="14.964cm" svg:y="7.4cm">
          <draw:text-box>
            <text:p><text:span text:style-name="T6">1</text:span></text:p>
          </draw:text-box>
        </draw:frame>
        <draw:frame draw:style-name="gr8" draw:text-style-name="P10" draw:layer="layout" svg:width="0.736cm" svg:height="1.195cm" svg:x="23.864cm" svg:y="7.405cm">
          <draw:text-box>
            <text:p><text:span text:style-name="T6">0</text:span></text:p>
          </draw:text-box>
        </draw:frame>
        <draw:custom-shape draw:style-name="gr5" draw:text-style-name="P2" draw:layer="layout" svg:width="0.249cm" svg:height="0.203cm" svg:x="6.599cm" svg:y="6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49cm" svg:height="0.203cm" svg:x="16.076cm" svg:y="6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49cm" svg:height="0.203cm" svg:x="24.952cm" svg:y="6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48cm" svg:height="0.203cm" svg:x="33.004cm" svg:y="6.2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2.3cm" svg:height="0.962cm" svg:x="13.9cm" svg:y="6.838cm">
          <draw:text-box>
            <text:p><text:span text:style-name="T5">SVS 1</text:span></text:p>
          </draw:text-box>
        </draw:frame>
        <draw:frame draw:style-name="gr14" draw:text-style-name="P9" draw:layer="layout" svg:width="2.3cm" svg:height="0.962cm" svg:x="23cm" svg:y="6.838cm">
          <draw:text-box>
            <text:p><text:span text:style-name="T5">SVS 2</text:span></text:p>
          </draw:text-box>
        </draw:frame>
        <draw:frame draw:style-name="gr14" draw:text-style-name="P9" draw:layer="layout" svg:width="2.3cm" svg:height="0.962cm" svg:x="31cm" svg:y="6.838cm">
          <draw:text-box>
            <text:p><text:span text:style-name="T5">SVS 3</text:span></text:p>
          </draw:text-box>
        </draw:frame>
        <draw:frame draw:style-name="gr8" draw:text-style-name="P10" draw:layer="layout" svg:width="0.736cm" svg:height="1.195cm" svg:x="31.764cm" svg:y="7.401cm">
          <draw:text-box>
            <text:p><text:span text:style-name="T6">1</text:span></text:p>
          </draw:text-box>
        </draw:frame>
        <draw:frame draw:style-name="gr15" draw:text-style-name="P1" draw:layer="layout" svg:width="4.434cm" svg:height="1.639cm" svg:x="0.466cm" svg:y="11.961cm">
          <draw:text-box>
            <text:p><text:span text:style-name="T1">dtag</text:span></text:p>
          </draw:text-box>
        </draw:frame>
        <draw:line draw:style-name="gr9" draw:text-style-name="P6" draw:layer="layout" svg:x1="0.6cm" svg:y1="12.1cm" svg:x2="2.6cm" svg:y2="12.1cm">
          <text:p/>
        </draw:line>
        <draw:frame draw:style-name="gr15" draw:text-style-name="P1" draw:layer="layout" svg:width="4.434cm" svg:height="1.639cm" svg:x="0.466cm" svg:y="9.362cm">
          <draw:text-box>
            <text:p><text:span text:style-name="T1">dtag</text:span></text:p>
          </draw:text-box>
        </draw:frame>
        <draw:line draw:style-name="gr6" draw:text-style-name="P3" draw:layer="layout" svg:x1="2.8cm" svg:y1="12.218cm" svg:x2="32.001cm" svg:y2="12.217cm">
          <text:p/>
        </draw:line>
        <draw:line draw:style-name="gr6" draw:text-style-name="P3" draw:layer="layout" svg:x1="6.7cm" svg:y1="6.571cm" svg:x2="6.7cm" svg:y2="13.1cm">
          <text:p/>
        </draw:line>
        <draw:line draw:style-name="gr6" draw:text-style-name="P3" draw:layer="layout" svg:x1="6.7cm" svg:y1="10.7cm" svg:x2="7.6cm" svg:y2="10.7cm">
          <text:p/>
        </draw:line>
        <draw:line draw:style-name="gr6" draw:text-style-name="P3" draw:layer="layout" svg:x1="6.7cm" svg:y1="13.1cm" svg:x2="7.6cm" svg:y2="13.1cm">
          <text:p/>
        </draw:line>
        <draw:custom-shape draw:style-name="gr7" draw:text-style-name="P4" draw:layer="layout" svg:width="0.248cm" svg:height="0.248cm" svg:x="6.616cm" svg:y="10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8.4cm" svg:y1="10.962cm" svg:x2="9.3cm" svg:y2="10.962cm">
          <text:p/>
        </draw:line>
        <draw:line draw:style-name="gr6" draw:text-style-name="P3" draw:layer="layout" svg:x1="8.4cm" svg:y1="13.362cm" svg:x2="9.3cm" svg:y2="13.362cm">
          <text:p/>
        </draw:line>
        <draw:frame draw:style-name="gr1" draw:text-style-name="P1" draw:layer="layout" svg:width="4.9cm" svg:height="2.139cm" svg:x="9.2cm" svg:y="10.2cm">
          <draw:text-box>
            <text:p><text:span text:style-name="T1">dtag(0 seg)</text:span></text:p>
          </draw:text-box>
        </draw:frame>
        <draw:frame draw:style-name="gr8" draw:text-style-name="P5" draw:layer="layout" svg:width="0.893cm" svg:height="1.195cm" svg:x="10.801cm" svg:y="10.901cm">
          <draw:text-box>
            <text:p><text:span text:style-name="T2">0</text:span></text:p>
          </draw:text-box>
        </draw:frame>
        <draw:frame draw:style-name="gr8" draw:text-style-name="P5" draw:layer="layout" svg:width="0.893cm" svg:height="1.195cm" svg:x="-0.199cm" svg:y="9.401cm">
          <draw:text-box>
            <text:p><text:span text:style-name="T2">1</text:span></text:p>
          </draw:text-box>
        </draw:frame>
        <draw:frame draw:style-name="gr8" draw:text-style-name="P5" draw:layer="layout" svg:width="0.893cm" svg:height="1.195cm" svg:x="-0.198cm" svg:y="12.102cm">
          <draw:text-box>
            <text:p><text:span text:style-name="T2">0</text:span></text:p>
          </draw:text-box>
        </draw:frame>
        <draw:frame draw:style-name="gr1" draw:text-style-name="P1" draw:layer="layout" svg:width="4.9cm" svg:height="2.139cm" svg:x="9.2cm" svg:y="12.501cm">
          <draw:text-box>
            <text:p><text:span text:style-name="T1">dtag(0 seg)</text:span></text:p>
          </draw:text-box>
        </draw:frame>
        <draw:frame draw:style-name="gr8" draw:text-style-name="P5" draw:layer="layout" svg:width="0.893cm" svg:height="1.195cm" svg:x="10.801cm" svg:y="13.302cm">
          <draw:text-box>
            <text:p><text:span text:style-name="T2">0</text:span></text:p>
          </draw:text-box>
        </draw:frame>
        <draw:line draw:style-name="gr9" draw:text-style-name="P6" draw:layer="layout" svg:x1="9.501cm" svg:y1="10.4cm" svg:x2="13.6cm" svg:y2="10.4cm">
          <text:p/>
        </draw:line>
        <draw:g>
          <draw:g>
            <draw:custom-shape draw:style-name="gr2" draw:text-style-name="P2" draw:layer="layout" svg:width="1.12cm" svg:height="1.341cm" draw:transform="skewX (0.000698131700797732) rotate (0.000174532925199433) translate (16.69cm 12.489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3" draw:text-style-name="P2" draw:layer="layout" svg:width="1.4cm" svg:height="1.2cm" draw:transform="rotate (1.56398954271212) translate (15.91cm 13.87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1.7cm" svg:height="1.1cm" draw:transform="rotate (1.56398954271212) translate (15.609cm 13.974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" draw:text-style-name="P2" draw:layer="layout" svg:width="0.249cm" svg:height="0.203cm" svg:x="17.808cm" svg:y="13.1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15.359cm" svg:y1="13.476cm" svg:x2="15.359cm" svg:y2="12.171cm">
            <text:p/>
          </draw:line>
          <draw:line draw:style-name="gr6" draw:text-style-name="P3" draw:layer="layout" svg:x1="15.409cm" svg:y1="13.474cm" svg:x2="17.009cm" svg:y2="13.474cm">
            <text:p/>
          </draw:line>
          <draw:custom-shape draw:style-name="gr7" draw:text-style-name="P4" draw:layer="layout" svg:width="0.248cm" svg:height="0.248cm" svg:x="15.225cm" svg:y="12.1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2" draw:text-style-name="P2" draw:layer="layout" svg:width="1.12cm" svg:height="1.341cm" draw:transform="skewX (0.000698131700797732) rotate (0.000174532925199433) translate (16.69cm 10.202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3" draw:text-style-name="P2" draw:layer="layout" svg:width="1.4cm" svg:height="1.2cm" draw:transform="rotate (1.56398954271212) translate (15.91cm 11.5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1.7cm" svg:height="1.1cm" draw:transform="rotate (1.56398954271212) translate (15.609cm 11.687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" draw:text-style-name="P2" draw:layer="layout" svg:width="0.249cm" svg:height="0.203cm" svg:x="17.808cm" svg:y="10.8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15.359cm" svg:y1="11.189cm" svg:x2="15.359cm" svg:y2="9.884cm">
            <text:p/>
          </draw:line>
          <draw:line draw:style-name="gr6" draw:text-style-name="P3" draw:layer="layout" svg:x1="15.409cm" svg:y1="11.187cm" svg:x2="17.009cm" svg:y2="11.187cm">
            <text:p/>
          </draw:line>
          <draw:custom-shape draw:style-name="gr7" draw:text-style-name="P4" draw:layer="layout" svg:width="0.248cm" svg:height="0.248cm" svg:x="15.225cm" svg:y="9.8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2" draw:layer="layout" svg:width="0.249cm" svg:height="0.203cm" svg:x="16.108cm" svg:y="6.3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6.209cm" svg:y1="6.558cm" svg:x2="16.209cm" svg:y2="13.087cm">
          <text:p/>
        </draw:line>
        <draw:line draw:style-name="gr6" draw:text-style-name="P3" draw:layer="layout" svg:x1="16.209cm" svg:y1="10.687cm" svg:x2="17.109cm" svg:y2="10.687cm">
          <text:p/>
        </draw:line>
        <draw:line draw:style-name="gr6" draw:text-style-name="P3" draw:layer="layout" svg:x1="16.209cm" svg:y1="13.087cm" svg:x2="17.109cm" svg:y2="13.087cm">
          <text:p/>
        </draw:line>
        <draw:custom-shape draw:style-name="gr7" draw:text-style-name="P4" draw:layer="layout" svg:width="0.248cm" svg:height="0.248cm" svg:x="16.125cm" svg:y="10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7.909cm" svg:y1="10.949cm" svg:x2="18.809cm" svg:y2="10.949cm">
          <text:p/>
        </draw:line>
        <draw:line draw:style-name="gr6" draw:text-style-name="P3" draw:layer="layout" svg:x1="17.909cm" svg:y1="13.349cm" svg:x2="18.809cm" svg:y2="13.349cm">
          <text:p/>
        </draw:line>
        <draw:frame draw:style-name="gr8" draw:text-style-name="P5" draw:layer="layout" svg:width="0.893cm" svg:height="1.195cm" svg:x="20.31cm" svg:y="10.988cm">
          <draw:text-box>
            <text:p><text:span text:style-name="T2">0</text:span></text:p>
          </draw:text-box>
        </draw:frame>
        <draw:frame draw:style-name="gr8" draw:text-style-name="P5" draw:layer="layout" svg:width="0.893cm" svg:height="1.195cm" svg:x="20.31cm" svg:y="13.289cm">
          <draw:text-box>
            <text:p><text:span text:style-name="T2">0</text:span></text:p>
          </draw:text-box>
        </draw:frame>
        <draw:line draw:style-name="gr9" draw:text-style-name="P6" draw:layer="layout" svg:x1="19.11cm" svg:y1="10.387cm" svg:x2="23.209cm" svg:y2="10.387cm">
          <text:p/>
        </draw:line>
        <draw:frame draw:style-name="gr1" draw:text-style-name="P1" draw:layer="layout" svg:width="4.9cm" svg:height="2.139cm" svg:x="18.9cm" svg:y="10.2cm">
          <draw:text-box>
            <text:p><text:span text:style-name="T1">dtag(1 seg)</text:span></text:p>
          </draw:text-box>
        </draw:frame>
        <draw:line draw:style-name="gr6" draw:text-style-name="P3" draw:layer="layout" svg:x1="2.9cm" svg:y1="9.992cm" svg:x2="32cm" svg:y2="9.993cm">
          <text:p/>
        </draw:line>
        <draw:line draw:style-name="gr6" draw:text-style-name="P3" draw:layer="layout" svg:x1="25.109cm" svg:y1="6.559cm" svg:x2="25.109cm" svg:y2="13.088cm">
          <text:p/>
        </draw:line>
        <draw:line draw:style-name="gr6" draw:text-style-name="P3" draw:layer="layout" svg:x1="33.109cm" svg:y1="6.56cm" svg:x2="33.109cm" svg:y2="13.089cm">
          <text:p/>
        </draw:line>
        <draw:line draw:style-name="gr16" draw:text-style-name="P3" draw:layer="layout" svg:x1="4.5cm" svg:y1="1.949cm" svg:x2="33.9cm" svg:y2="2cm">
          <text:p/>
        </draw:line>
        <draw:line draw:style-name="gr16" draw:text-style-name="P3" draw:layer="layout" svg:x1="33.9cm" svg:y1="2cm" svg:x2="33.9cm" svg:y2="7.7cm">
          <text:p/>
        </draw:line>
        <draw:custom-shape draw:style-name="gr17" draw:text-style-name="P11" draw:layer="layout" svg:width="0.6cm" svg:height="0.6cm" draw:transform="rotate (-3.14159265358979) translate (34.2cm 8.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" draw:text-style-name="P3" draw:layer="layout" svg:x1="33.9cm" svg:y1="8.7cm" svg:x2="33.9cm" svg:y2="12.2cm">
          <text:p/>
        </draw:line>
        <draw:line draw:style-name="gr18" draw:text-style-name="P3" draw:layer="layout" svg:x1="33.8cm" svg:y1="12.2cm" svg:x2="39cm" svg:y2="12.2cm">
          <text:p/>
        </draw:line>
        <draw:custom-shape draw:style-name="gr19" draw:text-style-name="P12" draw:layer="layout" svg:width="0.6cm" svg:height="0.6cm" draw:transform="rotate (-1.5707963267949) translate (39.1cm 11.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3T17:28:00.379884015</meta:creation-date>
    <dc:date>2020-11-17T08:33:02.139925655</dc:date>
    <meta:editing-duration>P3DT4H21M52S</meta:editing-duration>
    <meta:editing-cycles>128</meta:editing-cycles>
    <meta:generator>LibreOffice/6.0.7.3$Linux_X86_64 LibreOffice_project/00m0$Build-3</meta:generator>
    <meta:document-statistic meta:object-count="181"/>
  </office:meta>
</office:document-meta>
</file>